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25-01-11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24-02-22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23-02-22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21-12-01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20-12-10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19-12-0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18-12-20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18-01-05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17-01-04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16-01-28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15-02-1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14-02-1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13-01-2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12-01-06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11-01-0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9-12-14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9-01-27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8-02-05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7-02-02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6-01-18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5-02-01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4-02-12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3-02-06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2-02-26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1-01-10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2000-01-10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9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97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9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9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9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9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4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8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3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1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0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70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6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9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6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5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2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1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5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49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4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48095135401</text:p>
          </table:table-cell>
          <table:table-cell office:value-type="string" calcext:value-type="string">
            <text:p>194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41" meta:object-count="0"/>
    <meta:user-defined meta:name="AppVersion">3.0</meta:user-defined>
  </office:meta>
</office:document-meta>
</file>